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7eb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what-is-fifo-and-how-does-it-work"/>What is FIFO, and how does it work?</text:h>
      <text:p text:style-name="Text_20_body">Companies that operate on the principle of first in, first out value inventory on the assumption that the first goods the business manufactures or purchases should become the first goods sold. (This may not be true in some instances, as some companies stock both new and old items.)</text:p>
      <text:p text:style-name="Text_20_body">Due to economic fluctuations and the risk that the cost of producing goods will rise over time, businesses using FIFO are considered more profitable – at least on paper. Companies that sell perishable products or units subject to obsolescence, such as food products or designer fashions, commonly follow the FIFO inventory valuation method.</text:p>
      <text:p text:style-name="Text_20_body">For example, a grocery store purchases milk regularly to stock its shelves. As customers purchase milk, stockers push the oldest product to the front and add newer milk behind those cartons. Milk cartons with the soonest expiration dates are the first ones sold; cartons with later expiration dates are sold after the older ones. This process ensures that older products are sold before they perish or become obsolete, thereby avoiding lost profit.</text:p>
      <text:p text:style-name="Text_20_body">“FIFO gives us a better indication of the value of ending inventory on the balance sheet, but it also increases net income because inventory that might be several years old is used to value the cost of goods sold. “Increasing <text:a xlink:type="simple" xlink:href="https://www.businessnewsdaily.com/16196-net-vs-gross-income.html" text:style-name="Internet_20_link" text:visited-style-name="Visited_20_Internet_20_Link">net income</text:a> sounds good, but remember that it also has the potential to increase the amount of taxes that a company must pay.”</text:p>
      <text:p text:style-name="Text_20_body">FIFO is an ideal valuation method for businesses that must <text:a xlink:type="simple" xlink:href="https://www.businessnewsdaily.com/10921-pitching-potential-investors.html" text:style-name="Internet_20_link" text:visited-style-name="Visited_20_Internet_20_Link">impress investors</text:a> – until the higher tax liability is considered. Because FIFO results in a lower recorded cost per unit, it also records a higher level of pretax earnings. And with higher profits, companies will likewise face higher taxes.</text:p>
      <text:h text:style-name="Heading_20_2" text:outline-level="2"><text:bookmark text:name="what-is-lifo-and-how-does-it-work"/>What is LIFO, and how does it work?</text:h>
      <text:p text:style-name="Text_20_body">The last in, first out inventory method uses current prices to calculate the cost of goods sold instead of what you paid for the inventory already in stock. If the price of goods has increased since the initial purchase, the cost of goods sold will be higher, thus reducing profits and tax liability. Nonperishable commodities (like petroleum, metals and chemicals) are frequently subject to LIFO accounting when allowed.</text:p>
      <text:p text:style-name="Text_20_body">“LIFO isn’t a good indicator of ending inventory value because the leftover inventory might be extremely old and, perhaps, obsolete. “This results in a valuation much lower than today’s prices. LIFO results in lower net income because the cost of goods sold is higher, so there is a lower taxable income.”</text:p>
      <text:p text:style-name="Text_20_body"><text:a xlink:type="simple" xlink:href="https://www.businessnewsdaily.com/767-small-business-tax-tips.html" text:style-name="Internet_20_link" text:visited-style-name="Visited_20_Internet_20_Link">Reduced tax liability</text:a> is a key reason some companies prefer LIFO. “By using more recent inventory in valuation, your cost basis is higher on current <text:a xlink:type="simple" xlink:href="https://www.businessnewsdaily.com/16173-prepare-income-statement.html" text:style-name="Internet_20_link" text:visited-style-name="Visited_20_Internet_20_Link">income statements</text:a><text:span text:style-name="T1">s</text:span>. “This reduces gross profit and, ultimately, net income. This is the implication of LIFO, and many companies prefer LIFO because lower profit reporting means a reduced tax burden.”</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8:49:45.714199085</meta:creation-date>
    <meta:generator>LibreOffice/7.3.5.2$Linux_X86_64 LibreOffice_project/30$Build-2</meta:generator>
    <dc:date>2023-03-16T18:58:36.108608438</dc:date>
    <meta:editing-duration>PT8M51S</meta:editing-duration>
    <meta:editing-cycles>2</meta:editing-cycles>
    <meta:document-statistic meta:table-count="0" meta:image-count="0" meta:object-count="0" meta:page-count="1" meta:paragraph-count="10" meta:word-count="473" meta:character-count="2864" meta:non-whitespace-character-count="2399"/>
  </office:meta>
</office:document-meta>
</file>